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s" fo:country="MX" fo:font-weight="normal" officeooo:rsid="0019b2cb" officeooo:paragraph-rsid="0019b2cb" style:font-weight-asian="normal" style:font-weight-complex="normal"/>
    </style:style>
    <style:style style:name="P2" style:family="paragraph" style:parent-style-name="Table_20_Contents">
      <style:text-properties fo:language="es" fo:country="MX" officeooo:rsid="0019b2cb" officeooo:paragraph-rsid="0019b2cb"/>
    </style:style>
    <style:style style:name="P3" style:family="paragraph" style:parent-style-name="Table_20_Contents">
      <style:text-properties fo:language="es" fo:country="MX" officeooo:rsid="001b23b4" officeooo:paragraph-rsid="001b23b4"/>
    </style:style>
    <style:style style:name="P4" style:family="paragraph" style:parent-style-name="Text_20_body">
      <style:text-properties officeooo:rsid="0018e5e1" officeooo:paragraph-rsid="0018e5e1"/>
    </style:style>
    <style:style style:name="P5" style:family="paragraph" style:parent-style-name="Text_20_body" style:list-style-name="L3">
      <style:text-properties officeooo:rsid="0018e5e1" officeooo:paragraph-rsid="0018e5e1"/>
    </style:style>
    <style:style style:name="P6" style:family="paragraph" style:parent-style-name="Text_20_body" style:list-style-name="L2">
      <style:paragraph-properties fo:line-height="100%"/>
      <style:text-properties officeooo:rsid="0018e5e1" officeooo:paragraph-rsid="0018e5e1"/>
    </style:style>
    <style:style style:name="P7" style:family="paragraph" style:parent-style-name="Text_20_body" style:list-style-name="L6">
      <style:paragraph-properties fo:line-height="100%"/>
      <style:text-properties officeooo:rsid="0018e5e1" officeooo:paragraph-rsid="0018e5e1"/>
    </style:style>
    <style:style style:name="P8" style:family="paragraph" style:parent-style-name="Text_20_body" style:list-style-name="L7">
      <style:paragraph-properties fo:line-height="100%"/>
      <style:text-properties officeooo:rsid="0018e5e1" officeooo:paragraph-rsid="0018e5e1"/>
    </style:style>
    <style:style style:name="P9" style:family="paragraph" style:parent-style-name="Text_20_body">
      <style:paragraph-properties fo:line-height="100%"/>
      <style:text-properties officeooo:rsid="001922fc" officeooo:paragraph-rsid="001922fc"/>
    </style:style>
    <style:style style:name="P10" style:family="paragraph" style:parent-style-name="Text_20_body" style:list-style-name="L8">
      <style:paragraph-properties fo:line-height="100%"/>
      <style:text-properties officeooo:rsid="001922fc" officeooo:paragraph-rsid="001922fc"/>
    </style:style>
    <style:style style:name="P11" style:family="paragraph" style:parent-style-name="Text_20_body" style:list-style-name="L10">
      <style:paragraph-properties fo:line-height="100%"/>
      <style:text-properties officeooo:rsid="001922fc" officeooo:paragraph-rsid="001922fc"/>
    </style:style>
    <style:style style:name="P12" style:family="paragraph" style:parent-style-name="Text_20_body" style:list-style-name="L11">
      <style:paragraph-properties fo:line-height="100%"/>
      <style:text-properties officeooo:rsid="001922fc" officeooo:paragraph-rsid="001922fc"/>
    </style:style>
    <style:style style:name="P13" style:family="paragraph" style:parent-style-name="Text_20_body" style:list-style-name="L11">
      <style:paragraph-properties fo:line-height="100%"/>
      <style:text-properties fo:language="en" fo:country="US" officeooo:rsid="001922fc" officeooo:paragraph-rsid="001922fc"/>
    </style:style>
    <style:style style:name="P14" style:family="paragraph" style:parent-style-name="Text_20_body">
      <style:text-properties fo:language="es" fo:country="MX" fo:font-weight="bold" officeooo:rsid="0019b2cb" officeooo:paragraph-rsid="0019b2cb" style:font-weight-asian="bold" style:font-weight-complex="bold"/>
    </style:style>
    <style:style style:name="P15" style:family="paragraph" style:parent-style-name="Text_20_body">
      <style:paragraph-properties fo:line-height="100%"/>
      <style:text-properties fo:language="es" fo:country="MX" fo:font-weight="bold" officeooo:rsid="0019b2cb" officeooo:paragraph-rsid="0019b2cb" style:font-weight-asian="bold" style:font-weight-complex="bold"/>
    </style:style>
    <style:style style:name="P16" style:family="paragraph" style:parent-style-name="Text_20_body">
      <style:text-properties fo:language="es" fo:country="MX" fo:font-weight="normal" officeooo:rsid="0019b2cb" officeooo:paragraph-rsid="0019b2cb" style:font-weight-asian="normal" style:font-weight-complex="normal"/>
    </style:style>
    <style:style style:name="P17" style:family="paragraph" style:parent-style-name="Text_20_body" style:list-style-name="L9">
      <style:paragraph-properties fo:line-height="100%"/>
      <style:text-properties officeooo:paragraph-rsid="0018e5e1"/>
    </style:style>
    <style:style style:name="P18" style:family="paragraph" style:parent-style-name="Text_20_body" style:list-style-name="L2">
      <style:paragraph-properties fo:line-height="100%"/>
      <style:text-properties officeooo:paragraph-rsid="0018e5e1"/>
    </style:style>
    <style:style style:name="P19" style:family="paragraph" style:parent-style-name="Text_20_body" style:list-style-name="L6">
      <style:paragraph-properties fo:line-height="100%"/>
      <style:text-properties officeooo:paragraph-rsid="0018e5e1"/>
    </style:style>
    <style:style style:name="P20" style:family="paragraph" style:parent-style-name="Text_20_body" style:list-style-name="L11">
      <style:paragraph-properties fo:line-height="100%"/>
      <style:text-properties officeooo:paragraph-rsid="001922fc"/>
    </style:style>
    <style:style style:name="T1" style:family="text">
      <style:text-properties officeooo:rsid="0018e5e1"/>
    </style:style>
    <style:style style:name="T2" style:family="text"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T3" style:family="text">
      <style:text-properties fo:font-variant="normal" fo:text-transform="none" fo:color="#24292f" loext:opacity="100%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f" loext:opacity="100%" style:text-line-through-style="none" style:text-line-through-type="none" style:font-name="apple-system" fo:font-size="9.60000038146973pt" fo:letter-spacing="normal" fo:font-style="normal" style:text-underline-style="none" style:text-blinking="false" fo:background-color="transparent" loext:char-shading-value="0"/>
    </style:style>
    <style:style style:name="T5" style:family="text">
      <style:text-properties officeooo:rsid="001922fc"/>
    </style:style>
    <style:style style:name="T6" style:family="text">
      <style:text-properties fo:language="es" fo:country="MX"/>
    </style:style>
    <style:style style:name="T7" style:family="text">
      <style:text-properties fo:language="es" fo:country="MX" officeooo:rsid="001922fc"/>
    </style:style>
    <style:style style:name="T8" style:family="text">
      <style:text-properties officeooo:rsid="001ae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ar una aplicacion web que contenga las siguientes funciones.</text:p>
      <text:p text:style-name="P4">Unicos endopoint que se pueden utilizar</text:p>
      <text:list xml:id="list3310168935" text:style-name="L3">
        <text:list-item>
          <text:p text:style-name="P5"><text:span text:style-name="T2">GET </text:span><text:a xlink:type="simple" xlink:href="https://api.thedogapi.com/v1/breeds" text:style-name="Internet_20_link" text:visited-style-name="Visited_20_Internet_20_Link"><text:span text:style-name="T3">https://api.thedogapi.com/v1/breeds</text:span></text:a></text:p>
        </text:list-item>
        <text:list-item>
          <text:p text:style-name="P5"><text:span text:style-name="T2">GET </text:span><text:a xlink:type="simple" xlink:href="https://api.thedogapi.com/v1/breeds/search?q" text:style-name="Internet_20_link" text:visited-style-name="Visited_20_Internet_20_Link">https://api.thedogapi.com/v1/breeds/search?q</text:a><text:a xlink:type="simple" xlink:href="https://api.thedogapi.com/v1/breeds/search?q=%7Braza_perro%7D" text:style-name="Internet_20_link" text:visited-style-name="Visited_20_Internet_20_Link">={raza_perro}</text:a></text:p>
        </text:list-item>
      </text:list>
      <text:p text:style-name="P4"><text:span text:style-name="T3"/></text:p>
      <text:p text:style-name="P14"><text:span text:style-name="T4">BACKEND</text:span></text:p>
      <text:p text:style-name="P16"><text:span text:style-name="T4">Modelos</text:span></text:p>
      <text:p text:style-name="P16"><text:span text:style-name="T4">1. Raza</text:span></text:p>
      <table:table table:name="Table1" table:style-name="Table1">
        <table:table-column table:style-name="Table1.A" table:number-columns-repeated="2"/>
        <table:table-row table:style-name="TableLine1383287310160">
          <table:table-cell table:style-name="Table1.A1" office:value-type="string">
            <text:p text:style-name="P16"><text:span text:style-name="T4">id</text:span></text:p>
          </table:table-cell>
          <table:table-cell table:style-name="Table1.B1" office:value-type="string">
            <text:p text:style-name="P2">UUID, UUIDV4</text:p>
          </table:table-cell>
        </table:table-row>
        <table:table-row table:style-name="TableLine1383287310160">
          <table:table-cell table:style-name="Table1.A2" office:value-type="string">
            <text:p text:style-name="P16"><text:span text:style-name="T4">nombre</text:span></text:p>
          </table:table-cell>
          <table:table-cell table:style-name="Table1.B2" office:value-type="string">
            <text:p text:style-name="P2">String</text:p>
          </table:table-cell>
        </table:table-row>
        <table:table-row table:style-name="TableLine1383287310160">
          <table:table-cell table:style-name="Table1.A2" office:value-type="string">
            <text:p text:style-name="P16"><text:span text:style-name="T4">altura</text:span></text:p>
          </table:table-cell>
          <table:table-cell table:style-name="Table1.B2" office:value-type="string">
            <text:p text:style-name="P2">String</text:p>
          </table:table-cell>
        </table:table-row>
        <table:table-row table:style-name="TableLine1383287310160">
          <table:table-cell table:style-name="Table1.A2" office:value-type="string">
            <text:p text:style-name="P16"><text:span text:style-name="T4">peso</text:span></text:p>
          </table:table-cell>
          <table:table-cell table:style-name="Table1.B2" office:value-type="string">
            <text:p text:style-name="P2">String</text:p>
          </table:table-cell>
        </table:table-row>
        <table:table-row table:style-name="TableLine1383287310160">
          <table:table-cell table:style-name="Table1.A2" office:value-type="string">
            <text:p text:style-name="P16"><text:span text:style-name="T4">vida</text:span></text:p>
          </table:table-cell>
          <table:table-cell table:style-name="Table1.B2" office:value-type="string">
            <text:p text:style-name="P2"><text:span text:style-name="T8">S</text:span>tring</text:p>
          </table:table-cell>
        </table:table-row>
        <table:table-row table:style-name="TableLine1383287310160">
          <table:table-cell table:style-name="Table1.A2" office:value-type="string">
            <text:p text:style-name="P2">creado</text:p>
          </table:table-cell>
          <table:table-cell table:style-name="Table1.B2" office:value-type="string">
            <text:p text:style-name="P2">true</text:p>
          </table:table-cell>
        </table:table-row>
      </table:table>
      <text:p text:style-name="P16"><text:span text:style-name="T4"/></text:p>
      <text:p text:style-name="P16"><text:span text:style-name="T4">2. Temperamento</text:span></text:p>
      <table:table table:name="Table2" table:style-name="Table2">
        <table:table-column table:style-name="Table2.A" table:number-columns-repeated="2"/>
        <table:table-row table:style-name="TableLine1383287311520">
          <table:table-cell table:style-name="Table2.A1" office:value-type="string">
            <text:p text:style-name="P2">id</text:p>
          </table:table-cell>
          <table:table-cell table:style-name="Table2.B1" office:value-type="string">
            <text:p text:style-name="P3">Integer, Auto-increment</text:p>
          </table:table-cell>
        </table:table-row>
        <table:table-row table:style-name="TableLine1383287311520">
          <table:table-cell table:style-name="Table2.A2" office:value-type="string">
            <text:p text:style-name="P1">nombre</text:p>
          </table:table-cell>
          <table:table-cell table:style-name="Table2.B2" office:value-type="string">
            <text:p text:style-name="P3">string</text:p>
          </table:table-cell>
        </table:table-row>
      </table:table>
      <text:p text:style-name="P16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5"><text:span text:style-name="T4">FRONTEND</text:span></text:p>
      <text:p text:style-name="P9">1. Pagina Inicial (Landing page)</text:p>
      <text:list xml:id="list762182184" text:style-name="L8">
        <text:list-item>
          <text:p text:style-name="P10">Imagen de fondo</text:p>
        </text:list-item>
        <text:list-item>
          <text:p text:style-name="P10">Boton para ingresar al home (Ruta Principal)</text:p>
        </text:list-item>
      </text:list>
      <text:p text:style-name="P9">2. Ruta Principal</text:p>
      <text:list xml:id="list1083243556" text:style-name="L9">
        <text:list-item>
          <text:p text:style-name="P17"><text:span text:style-name="T1">Buscar raza de perros</text:span></text:p>
        </text:list-item>
      </text:list>
      <text:list xml:id="list275317581" text:style-name="L2">
        <text:list-item>
          <text:list>
            <text:list-item>
              <text:p text:style-name="P6">por nombre</text:p>
            </text:list-item>
          </text:list>
        </text:list-item>
        <text:list-item>
          <text:p text:style-name="P18"><text:span text:style-name="T1"><text:s/>Filtrarlos / Ordenarlos</text:span></text:p>
        </text:list-item>
      </text:list>
      <text:list xml:id="list406873058" text:style-name="L6">
        <text:list-item>
          <text:list>
            <text:list-item>
              <text:p text:style-name="P7">Temperamento</text:p>
            </text:list-item>
            <text:list-item>
              <text:p text:style-name="P7">Raza existente<text:span text:style-name="T5">s de API o agregadas por nosotros</text:span></text:p>
            </text:list-item>
            <text:list-item>
              <text:p text:style-name="P7">ASC o DESC de raza de perros por orden alfabetico y peso</text:p>
            </text:list-item>
          </text:list>
        </text:list-item>
        <text:list-item>
          <text:p text:style-name="P19"><text:span text:style-name="T1"><text:s/>Agregar nuevos perros</text:span></text:p>
        </text:list-item>
        <text:list-item>
          <text:p text:style-name="P19"><text:span text:style-name="T1">Paginado</text:span></text:p>
        </text:list-item>
      </text:list>
      <text:list xml:id="list4289594617" text:style-name="L7">
        <text:list-item>
          <text:list>
            <text:list-item>
              <text:p text:style-name="P8">Mostrar 8 razas por pagina</text:p>
            </text:list-item>
          </text:list>
        </text:list-item>
      </text:list>
      <text:p text:style-name="P9">3. Ruta de datalle de raza de perro</text:p>
      <text:list xml:id="list1460996550" text:style-name="L10">
        <text:list-item>
          <text:p text:style-name="P11">Los compos mostrardos seran:</text:p>
          <text:list>
            <text:list-item>
              <text:p text:style-name="P11">Imagen</text:p>
            </text:list-item>
            <text:list-item>
              <text:p text:style-name="P11">Nombre</text:p>
            </text:list-item>
            <text:list-item>
              <text:p text:style-name="P11">Temperamento</text:p>
            </text:list-item>
            <text:list-item>
              <text:p text:style-name="P11">Altura</text:p>
            </text:list-item>
            <text:list-item>
              <text:p text:style-name="P11"><text:soft-page-break/>Peso</text:p>
            </text:list-item>
            <text:list-item>
              <text:p text:style-name="P11">A<text:span text:style-name="T6">ñs de vida</text:span></text:p>
            </text:list-item>
          </text:list>
        </text:list-item>
      </text:list>
      <text:p text:style-name="P9"><text:span text:style-name="T6">4. Ruta de creacio de raza de perro</text:span></text:p>
      <text:list xml:id="list2309154378" text:style-name="L11">
        <text:list-item>
          <text:p text:style-name="P12"><text:span text:style-name="T6">Un formulario controlado con javascript con los siguientes campos:</text:span></text:p>
          <text:list>
            <text:list-item>
              <text:p text:style-name="P13">Nombre</text:p>
            </text:list-item>
            <text:list-item>
              <text:p text:style-name="P13">Altura</text:p>
            </text:list-item>
            <text:list-item>
              <text:p text:style-name="P13">Peso</text:p>
            </text:list-item>
            <text:list-item>
              <text:p text:style-name="P13">A<text:span text:style-name="T6">ños de vida</text:span></text:p>
            </text:list-item>
            <text:list-item>
              <text:p text:style-name="P13"><text:span text:style-name="T6">Posibilidad de seleccionar/agregar uno o mas temperamentos</text:span></text:p>
            </text:list-item>
            <text:list-item>
              <text:p text:style-name="P20"><text:span text:style-name="T7">boton para crear una nueva raza de perr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3T12:47:29.265000000</meta:creation-date>
    <dc:date>2022-04-23T14:22:33.568000000</dc:date>
    <meta:editing-duration>PT14M51S</meta:editing-duration>
    <meta:editing-cycles>4</meta:editing-cycles>
    <meta:generator>LibreOffice/7.1.2.2$Windows_X86_64 LibreOffice_project/8a45595d069ef5570103caea1b71cc9d82b2aae4</meta:generator>
    <meta:document-statistic meta:table-count="2" meta:image-count="0" meta:object-count="0" meta:page-count="3" meta:paragraph-count="54" meta:word-count="186" meta:character-count="1047" meta:non-whitespace-character-count="940"/>
  </office:meta>
</office:document-meta>
</file>